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1.8835in"/>
    </style:style>
    <style:style style:name="co4" style:family="table-column">
      <style:table-column-properties fo:break-before="auto" style:column-width="2.6362in"/>
    </style:style>
    <style:style style:name="co5" style:family="table-column">
      <style:table-column-properties fo:break-before="auto" style:column-width="2.378in"/>
    </style:style>
    <style:style style:name="co1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1189in"/>
    </style:style>
    <style:style style:name="co8" style:family="table-column">
      <style:table-column-properties fo:break-before="auto" style:column-width="1.3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Droid Sans Fallback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everal Point calibration" table:style-name="ta1">
        <table:shapes>
          <draw:frame draw:z-index="0" draw:style-name="gr1" svg:width="5.3449in" svg:height="3.5425in" svg:x="11.2217in" svg:y="2.2398in">
            <draw:object draw:notify-on-update-of-ranges="'Several Point calibration'.D14:'Several Point calibration'.D16 'Several Point calibration'.E14:'Several Point calibration'.E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/>
          <table:table-cell table:style-name="ce1" office:value-type="string">
            <text:p>A</text:p>
          </table:table-cell>
          <table:table-cell table:style-name="ce1" office:value-type="string">
            <text:p>V=120</text:p>
          </table:table-cell>
          <table:table-cell table:style-name="ce1" office:value-type="string">
            <text:p>Watts</text:p>
          </table:table-cell>
          <table:table-cell table:style-name="ce1" office:value-type="string">
            <text:p>Cts in W</text:p>
          </table:table-cell>
          <table:table-cell table:style-name="ce1" office:value-type="string">
            <text:p>W(ADE)</text:p>
          </table:table-cell>
          <table:table-cell table:style-name="ce1" office:value-type="string">
            <text:p>Error</text:p>
          </table:table-cell>
          <table:table-cell table:style-name="ce1" office:value-type="string">
            <text:p>PercentError</text:p>
          </table:table-cell>
          <table:table-cell table:style-name="ce1" office:value-type="string">
            <text:p>W(ADE) Reg</text:p>
          </table:table-cell>
          <table:table-cell table:style-name="ce1" office:value-type="string">
            <text:p>Error Reg</text:p>
          </table:table-cell>
          <table:table-cell table:style-name="ce1" office:value-type="string">
            <text:p>PercentErr Reg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LOAD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formula="of:=[.B2]*[.C2]*0.001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2]*[.E10]" office:value-type="float" office:value="0">
            <text:p>0</text:p>
          </table:table-cell>
          <table:table-cell table:formula="of:=ABS([.D2]-[.F2])" office:value-type="float" office:value="0">
            <text:p>0</text:p>
          </table:table-cell>
          <table:table-cell table:formula="of:=[.G2]/[.D2]*100" office:value-type="float" office:value="0">
            <text:p>#DIV/0!</text:p>
          </table:table-cell>
          <table:table-cell table:formula="of:=[.E2]*[.E11]" office:value-type="float" office:value="0">
            <text:p>0</text:p>
          </table:table-cell>
          <table:table-cell table:formula="of:=ABS([.D2]-[.I2])" office:value-type="float" office:value="0">
            <text:p>0</text:p>
          </table:table-cell>
          <table:table-cell table:formula="of:=[.J2]/[.D2]*100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LOAD</text:p>
          </table:table-cell>
          <table:table-cell office:value-type="float" office:value="121">
            <text:p>121</text:p>
          </table:table-cell>
          <table:table-cell office:value-type="float" office:value="120">
            <text:p>120</text:p>
          </table:table-cell>
          <table:table-cell table:formula="of:=[.B3]*[.C3]*0.001" office:value-type="float" office:value="14.52">
            <text:p>14.52</text:p>
          </table:table-cell>
          <table:table-cell office:value-type="float" office:value="94">
            <text:p>94</text:p>
          </table:table-cell>
          <table:table-cell table:formula="of:=[.E3]*[.E10]" office:value-type="float" office:value="13.5642588726514">
            <text:p>13.5642588727</text:p>
          </table:table-cell>
          <table:table-cell table:formula="of:=ABS([.D3]-[.F3])" office:value-type="float" office:value="0.955741127348642">
            <text:p>0.9557411273</text:p>
          </table:table-cell>
          <table:table-cell table:formula="of:=[.G3]/[.D3]*100" office:value-type="float" office:value="6.58223916906778">
            <text:p>6.5822391691</text:p>
          </table:table-cell>
          <table:table-cell table:formula="of:=[.E3]*[.E11]" office:value-type="float" office:value="13.70262393">
            <text:p>13.70262393</text:p>
          </table:table-cell>
          <table:table-cell table:formula="of:=ABS([.D3]-[.I3])" office:value-type="float" office:value="0.81737607">
            <text:p>0.81737607</text:p>
          </table:table-cell>
          <table:table-cell table:formula="of:=[.J3]/[.D3]*100" office:value-type="float" office:value="5.6293117768595">
            <text:p>5.6293117769</text:p>
          </table:table-cell>
          <table:table-cell table:number-columns-repeated="1013"/>
        </table:table-row>
        <table:table-row table:style-name="ro1">
          <table:table-cell office:value-type="string">
            <text:p>LOAD</text:p>
          </table:table-cell>
          <table:table-cell office:value-type="float" office:value="435">
            <text:p>435</text:p>
          </table:table-cell>
          <table:table-cell office:value-type="float" office:value="120">
            <text:p>120</text:p>
          </table:table-cell>
          <table:table-cell table:formula="of:=[.B4]*[.C4]*0.001" office:value-type="float" office:value="52.2">
            <text:p>52.2</text:p>
          </table:table-cell>
          <table:table-cell office:value-type="float" office:value="385">
            <text:p>385</text:p>
          </table:table-cell>
          <table:table-cell table:formula="of:=[.E4]*[.E10]" office:value-type="float" office:value="55.5557411273487">
            <text:p>55.5557411273</text:p>
          </table:table-cell>
          <table:table-cell table:formula="of:=ABS([.D4]-[.F4])" office:value-type="float" office:value="3.35574112734864">
            <text:p>3.3557411273</text:p>
          </table:table-cell>
          <table:table-cell table:formula="of:=[.G4]/[.D4]*100" office:value-type="float" office:value="6.4286228493269">
            <text:p>6.4286228493</text:p>
          </table:table-cell>
          <table:table-cell table:formula="of:=[.E4]*[.E11]" office:value-type="float" office:value="56.122449075">
            <text:p>56.122449075</text:p>
          </table:table-cell>
          <table:table-cell table:formula="of:=ABS([.D4]-[.I4])" office:value-type="float" office:value="3.922449075">
            <text:p>3.922449075</text:p>
          </table:table-cell>
          <table:table-cell table:formula="of:=[.J4]/[.D4]*100" office:value-type="float" office:value="7.51427025862068">
            <text:p>7.5142702586</text:p>
          </table:table-cell>
          <table:table-cell table:number-columns-repeated="1013"/>
        </table:table-row>
        <table:table-row table:style-name="ro1">
          <table:table-cell office:value-type="string">
            <text:p>LOAD</text:p>
          </table:table-cell>
          <table:table-cell office:value-type="float" office:value="488">
            <text:p>488</text:p>
          </table:table-cell>
          <table:table-cell office:value-type="float" office:value="120">
            <text:p>120</text:p>
          </table:table-cell>
          <table:table-cell table:formula="of:=[.B5]*[.C5]*0.001" office:value-type="float" office:value="58.56">
            <text:p>58.56</text:p>
          </table:table-cell>
          <table:table-cell office:value-type="float" office:value="426">
            <text:p>426</text:p>
          </table:table-cell>
          <table:table-cell table:formula="of:=[.E5]*[.E10]" office:value-type="float" office:value="61.4720668058455">
            <text:p>61.4720668058</text:p>
          </table:table-cell>
          <table:table-cell table:formula="of:=ABS([.D5]-[.F5])" office:value-type="float" office:value="2.91206680584551">
            <text:p>2.9120668058</text:p>
          </table:table-cell>
          <table:table-cell table:formula="of:=[.G5]/[.D5]*100" office:value-type="float" office:value="4.97279167664876">
            <text:p>4.9727916766</text:p>
          </table:table-cell>
          <table:table-cell table:formula="of:=[.E5]*[.E11]" office:value-type="float" office:value="62.09912547">
            <text:p>62.09912547</text:p>
          </table:table-cell>
          <table:table-cell table:formula="of:=ABS([.D5]-[.I5])" office:value-type="float" office:value="3.53912547">
            <text:p>3.53912547</text:p>
          </table:table-cell>
          <table:table-cell table:formula="of:=[.J5]/[.D5]*100" office:value-type="float" office:value="6.04358857581968">
            <text:p>6.0435885758</text:p>
          </table:table-cell>
          <table:table-cell table:number-columns-repeated="1013"/>
        </table:table-row>
        <table:table-row table:style-name="ro1">
          <table:table-cell office:value-type="string">
            <text:p>LOAD</text:p>
          </table:table-cell>
          <table:table-cell office:value-type="float" office:value="4480">
            <text:p>4480</text:p>
          </table:table-cell>
          <table:table-cell office:value-type="float" office:value="120">
            <text:p>120</text:p>
          </table:table-cell>
          <table:table-cell table:formula="of:=[.B6]*[.C6]*0.001" office:value-type="float" office:value="537.6">
            <text:p>537.6</text:p>
          </table:table-cell>
          <table:table-cell office:value-type="float" office:value="3766">
            <text:p>3766</text:p>
          </table:table-cell>
          <table:table-cell table:formula="of:=[.E6]*[.E10]" office:value-type="float" office:value="543.436158663883">
            <text:p>543.4361586639</text:p>
          </table:table-cell>
          <table:table-cell table:formula="of:=ABS([.D6]-[.F6])" office:value-type="float" office:value="5.83615866388311">
            <text:p>5.8361586639</text:p>
          </table:table-cell>
          <table:table-cell table:formula="of:=[.G6]/[.D6]*100" office:value-type="float" office:value="1.08559498956159">
            <text:p>1.0855949896</text:p>
          </table:table-cell>
          <table:table-cell table:formula="of:=[.E6]*[.E11]" office:value-type="float" office:value="548.97959277">
            <text:p>548.97959277</text:p>
          </table:table-cell>
          <table:table-cell table:formula="of:=ABS([.D6]-[.I6])" office:value-type="float" office:value="11.37959277">
            <text:p>11.37959277</text:p>
          </table:table-cell>
          <table:table-cell table:formula="of:=[.J6]/[.D6]*100" office:value-type="float" office:value="2.11673972656251">
            <text:p>2.1167397266</text:p>
          </table:table-cell>
          <table:table-cell table:number-columns-repeated="1013"/>
        </table:table-row>
        <table:table-row table:style-name="ro1">
          <table:table-cell office:value-type="string">
            <text:p>LOAD</text:p>
          </table:table-cell>
          <table:table-cell office:value-type="float" office:value="8300">
            <text:p>8300</text:p>
          </table:table-cell>
          <table:table-cell office:value-type="float" office:value="120">
            <text:p>120</text:p>
          </table:table-cell>
          <table:table-cell table:formula="of:=[.B7]*[.C7]*0.001" office:value-type="float" office:value="996">
            <text:p>996</text:p>
          </table:table-cell>
          <table:table-cell office:value-type="float" office:value="6825">
            <text:p>6825</text:p>
          </table:table-cell>
          <table:table-cell table:formula="of:=[.E7]*[.E10]" office:value-type="float" office:value="984.851774530272">
            <text:p>984.8517745303</text:p>
          </table:table-cell>
          <table:table-cell table:formula="of:=ABS([.D7]-[.F7])" office:value-type="float" office:value="11.1482254697286">
            <text:p>11.1482254697</text:p>
          </table:table-cell>
          <table:table-cell table:formula="of:=[.G7]/[.D7]*100" office:value-type="float" office:value="1.11929974595668">
            <text:p>1.119299746</text:p>
          </table:table-cell>
          <table:table-cell table:formula="of:=[.E7]*[.E11]" office:value-type="float" office:value="994.897960875">
            <text:p>994.897960875</text:p>
          </table:table-cell>
          <table:table-cell table:formula="of:=ABS([.D7]-[.I7])" office:value-type="float" office:value="1.10203912499992">
            <text:p>1.102039125</text:p>
          </table:table-cell>
          <table:table-cell table:formula="of:=[.J7]/[.D7]*100" office:value-type="float" office:value="0.110646498493968">
            <text:p>0.1106464985</text:p>
          </table:table-cell>
          <table:table-cell table:number-columns-repeated="1013"/>
        </table:table-row>
        <table:table-row table:style-name="ro1">
          <table:table-cell office:value-type="string">
            <text:p>AVG</text:p>
          </table:table-cell>
          <table:table-cell table:formula="of:=AVERAGE([.B2:.B7])" office:value-type="float" office:value="2304">
            <text:p>2304</text:p>
          </table:table-cell>
          <table:table-cell office:value-type="float" office:value="120">
            <text:p>120</text:p>
          </table:table-cell>
          <table:table-cell table:formula="of:=[.B8]*[.C8]*0.001" office:value-type="float" office:value="276.48">
            <text:p>276.48</text:p>
          </table:table-cell>
          <table:table-cell table:formula="of:=AVERAGE([.E2:.E7])" office:value-type="float" office:value="1916">
            <text:p>1916</text:p>
          </table:table-cell>
          <table:table-cell table:formula="of:=[.E8]*[.E10]" office:value-type="float" office:value="276.48">
            <text:p>276.48</text:p>
          </table:table-cell>
          <table:table-cell table:formula="of:=ABS([.D8]-[.F8])" office:value-type="float" office:value="0">
            <text:p>0</text:p>
          </table:table-cell>
          <table:table-cell table:formula="of:=[.G8]/[.D8]*100" office:value-type="float" office:value="0">
            <text:p>0</text:p>
          </table:table-cell>
          <table:table-cell table:style-name="ce2" table:formula="of:=[.E8]*[.E11]" office:value-type="float" office:value="279.30029202">
            <text:p>279.30029202</text:p>
          </table:table-cell>
          <table:table-cell table:formula="of:=ABS([.D8]-[.I8])" office:value-type="float" office:value="2.82029202000001">
            <text:p>2.82029202</text:p>
          </table:table-cell>
          <table:table-cell table:formula="of:=[.J8]/[.D8]*100" office:value-type="float" office:value="1.0200708984375">
            <text:p>1.020070898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Avg. Slope</text:p>
          </table:table-cell>
          <table:table-cell table:formula="of:=[.D8]/[.E8]" office:value-type="float" office:value="0.144300626304802">
            <text:p>0.144300626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gression</text:p>
          </table:table-cell>
          <table:table-cell office:value-type="float" office:value="0.145772595">
            <text:p>0.14577259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A</text:p>
          </table:table-cell>
          <table:table-cell table:style-name="ce1" office:value-type="string">
            <text:p>V=120</text:p>
          </table:table-cell>
          <table:table-cell table:style-name="ce1" office:value-type="string">
            <text:p>Watts</text:p>
          </table:table-cell>
          <table:table-cell table:style-name="ce1" office:value-type="string">
            <text:p>Cts in W</text:p>
          </table:table-cell>
          <table:table-cell table:style-name="ce1" office:value-type="string">
            <text:p>W(ADE)</text:p>
          </table:table-cell>
          <table:table-cell table:style-name="ce1" office:value-type="string">
            <text:p>Error</text:p>
          </table:table-cell>
          <table:table-cell table:style-name="ce1" office:value-type="string">
            <text:p>PercentError</text:p>
          </table:table-cell>
          <table:table-cell table:style-name="ce1" office:value-type="string">
            <text:p>W(ADE) Reg</text:p>
          </table:table-cell>
          <table:table-cell table:style-name="ce1" office:value-type="string">
            <text:p>Error Reg</text:p>
          </table:table-cell>
          <table:table-cell table:style-name="ce1" office:value-type="string">
            <text:p>PercentErr Reg</text:p>
          </table:table-cell>
          <table:table-cell table:number-columns-repeated="1013"/>
        </table:table-row>
        <table:table-row table:style-name="ro1">
          <table:table-cell office:value-type="string">
            <text:p>Switch Off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formula="of:=[.B14]*[.C14]*0.001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14]*[.E22]" office:value-type="float" office:value="0">
            <text:p>0</text:p>
          </table:table-cell>
          <table:table-cell table:formula="of:=ABS([.D14]-[.F14])" office:value-type="float" office:value="0">
            <text:p>0</text:p>
          </table:table-cell>
          <table:table-cell table:formula="of:=[.G14]/[.D14]*100" office:value-type="float" office:value="0">
            <text:p>#DIV/0!</text:p>
          </table:table-cell>
          <table:table-cell table:formula="of:=[.E14]*[.E23]" office:value-type="float" office:value="0">
            <text:p>0</text:p>
          </table:table-cell>
          <table:table-cell table:formula="of:=ABS([.D14]-[.I14])" office:value-type="float" office:value="0">
            <text:p>0</text:p>
          </table:table-cell>
          <table:table-cell table:formula="of:=[.J14]/[.D14]*100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Variable Power Resistor</text:p>
          </table:table-cell>
          <table:table-cell office:value-type="float" office:value="121">
            <text:p>121</text:p>
          </table:table-cell>
          <table:table-cell office:value-type="float" office:value="120">
            <text:p>120</text:p>
          </table:table-cell>
          <table:table-cell table:formula="of:=[.B15]*[.C15]*0.001" office:value-type="float" office:value="14.52">
            <text:p>14.52</text:p>
          </table:table-cell>
          <table:table-cell office:value-type="float" office:value="94">
            <text:p>94</text:p>
          </table:table-cell>
          <table:table-cell table:formula="of:=[.E15]*[.E22]" office:value-type="float" office:value="13.5642588726514">
            <text:p>13.5642588727</text:p>
          </table:table-cell>
          <table:table-cell table:formula="of:=ABS([.D15]-[.F15])" office:value-type="float" office:value="0.955741127348642">
            <text:p>0.9557411273</text:p>
          </table:table-cell>
          <table:table-cell table:formula="of:=[.G15]/[.D15]*100" office:value-type="float" office:value="6.58223916906778">
            <text:p>6.5822391691</text:p>
          </table:table-cell>
          <table:table-cell table:formula="of:=[.E15]*[.E23]" office:value-type="float" office:value="13.70262393">
            <text:p>13.70262393</text:p>
          </table:table-cell>
          <table:table-cell table:formula="of:=ABS([.D15]-[.I15])" office:value-type="float" office:value="0.81737607">
            <text:p>0.81737607</text:p>
          </table:table-cell>
          <table:table-cell table:formula="of:=[.J15]/[.D15]*100" office:value-type="float" office:value="5.6293117768595">
            <text:p>5.6293117769</text:p>
          </table:table-cell>
          <table:table-cell table:number-columns-repeated="1013"/>
        </table:table-row>
        <table:table-row table:style-name="ro1">
          <table:table-cell office:value-type="string">
            <text:p>240VAC 250W Bulb at 120V</text:p>
          </table:table-cell>
          <table:table-cell office:value-type="float" office:value="435">
            <text:p>435</text:p>
          </table:table-cell>
          <table:table-cell office:value-type="float" office:value="120">
            <text:p>120</text:p>
          </table:table-cell>
          <table:table-cell table:formula="of:=[.B16]*[.C16]*0.001" office:value-type="float" office:value="52.2">
            <text:p>52.2</text:p>
          </table:table-cell>
          <table:table-cell office:value-type="float" office:value="385">
            <text:p>385</text:p>
          </table:table-cell>
          <table:table-cell table:formula="of:=[.E16]*[.E22]" office:value-type="float" office:value="55.5557411273487">
            <text:p>55.5557411273</text:p>
          </table:table-cell>
          <table:table-cell table:formula="of:=ABS([.D16]-[.F16])" office:value-type="float" office:value="3.35574112734864">
            <text:p>3.3557411273</text:p>
          </table:table-cell>
          <table:table-cell table:formula="of:=[.G16]/[.D16]*100" office:value-type="float" office:value="6.4286228493269">
            <text:p>6.4286228493</text:p>
          </table:table-cell>
          <table:table-cell table:formula="of:=[.E16]*[.E23]" office:value-type="float" office:value="56.122449075">
            <text:p>56.122449075</text:p>
          </table:table-cell>
          <table:table-cell table:formula="of:=ABS([.D16]-[.I16])" office:value-type="float" office:value="3.922449075">
            <text:p>3.922449075</text:p>
          </table:table-cell>
          <table:table-cell table:formula="of:=[.J16]/[.D16]*100" office:value-type="float" office:value="7.51427025862068">
            <text:p>7.5142702586</text:p>
          </table:table-cell>
          <table:table-cell table:number-columns-repeated="1013"/>
        </table:table-row>
        <table:table-row table:style-name="ro1">
          <table:table-cell office:value-type="string">
            <text:p>100W bulb</text:p>
          </table:table-cell>
          <table:table-cell office:value-type="float" office:value="488">
            <text:p>488</text:p>
          </table:table-cell>
          <table:table-cell office:value-type="float" office:value="120">
            <text:p>120</text:p>
          </table:table-cell>
          <table:table-cell table:formula="of:=[.B17]*[.C17]*0.001" office:value-type="float" office:value="58.56">
            <text:p>58.56</text:p>
          </table:table-cell>
          <table:table-cell office:value-type="float" office:value="426">
            <text:p>426</text:p>
          </table:table-cell>
          <table:table-cell table:formula="of:=[.E17]*[.E22]" office:value-type="float" office:value="61.4720668058455">
            <text:p>61.4720668058</text:p>
          </table:table-cell>
          <table:table-cell table:formula="of:=ABS([.D17]-[.F17])" office:value-type="float" office:value="2.91206680584551">
            <text:p>2.9120668058</text:p>
          </table:table-cell>
          <table:table-cell table:formula="of:=[.G17]/[.D17]*100" office:value-type="float" office:value="4.97279167664876">
            <text:p>4.9727916766</text:p>
          </table:table-cell>
          <table:table-cell table:formula="of:=[.E17]*[.E23]" office:value-type="float" office:value="62.09912547">
            <text:p>62.09912547</text:p>
          </table:table-cell>
          <table:table-cell table:formula="of:=ABS([.D17]-[.I17])" office:value-type="float" office:value="3.53912547">
            <text:p>3.53912547</text:p>
          </table:table-cell>
          <table:table-cell table:formula="of:=[.J17]/[.D17]*100" office:value-type="float" office:value="6.04358857581968">
            <text:p>6.0435885758</text:p>
          </table:table-cell>
          <table:table-cell table:number-columns-repeated="1013"/>
        </table:table-row>
        <table:table-row table:style-name="ro1">
          <table:table-cell office:value-type="string">
            <text:p>Toaster ½ Coils</text:p>
          </table:table-cell>
          <table:table-cell office:value-type="float" office:value="4480">
            <text:p>4480</text:p>
          </table:table-cell>
          <table:table-cell office:value-type="float" office:value="120">
            <text:p>120</text:p>
          </table:table-cell>
          <table:table-cell table:formula="of:=[.B18]*[.C18]*0.001" office:value-type="float" office:value="537.6">
            <text:p>537.6</text:p>
          </table:table-cell>
          <table:table-cell office:value-type="float" office:value="3766">
            <text:p>3766</text:p>
          </table:table-cell>
          <table:table-cell table:formula="of:=[.E18]*[.E22]" office:value-type="float" office:value="543.436158663883">
            <text:p>543.4361586639</text:p>
          </table:table-cell>
          <table:table-cell table:formula="of:=ABS([.D18]-[.F18])" office:value-type="float" office:value="5.83615866388311">
            <text:p>5.8361586639</text:p>
          </table:table-cell>
          <table:table-cell table:formula="of:=[.G18]/[.D18]*100" office:value-type="float" office:value="1.08559498956159">
            <text:p>1.0855949896</text:p>
          </table:table-cell>
          <table:table-cell table:formula="of:=[.E18]*[.E23]" office:value-type="float" office:value="548.97959277">
            <text:p>548.97959277</text:p>
          </table:table-cell>
          <table:table-cell table:formula="of:=ABS([.D18]-[.I18])" office:value-type="float" office:value="11.37959277">
            <text:p>11.37959277</text:p>
          </table:table-cell>
          <table:table-cell table:formula="of:=[.J18]/[.D18]*100" office:value-type="float" office:value="2.11673972656251">
            <text:p>2.1167397266</text:p>
          </table:table-cell>
          <table:table-cell table:number-columns-repeated="1013"/>
        </table:table-row>
        <table:table-row table:style-name="ro1">
          <table:table-cell office:value-type="string">
            <text:p>Toaster full coils</text:p>
          </table:table-cell>
          <table:table-cell office:value-type="float" office:value="8300">
            <text:p>8300</text:p>
          </table:table-cell>
          <table:table-cell office:value-type="float" office:value="120">
            <text:p>120</text:p>
          </table:table-cell>
          <table:table-cell table:formula="of:=[.B19]*[.C19]*0.001" office:value-type="float" office:value="996">
            <text:p>996</text:p>
          </table:table-cell>
          <table:table-cell office:value-type="float" office:value="6825">
            <text:p>6825</text:p>
          </table:table-cell>
          <table:table-cell table:formula="of:=[.E19]*[.E22]" office:value-type="float" office:value="984.851774530272">
            <text:p>984.8517745303</text:p>
          </table:table-cell>
          <table:table-cell table:formula="of:=ABS([.D19]-[.F19])" office:value-type="float" office:value="11.1482254697286">
            <text:p>11.1482254697</text:p>
          </table:table-cell>
          <table:table-cell table:formula="of:=[.G19]/[.D19]*100" office:value-type="float" office:value="1.11929974595668">
            <text:p>1.119299746</text:p>
          </table:table-cell>
          <table:table-cell table:formula="of:=[.E19]*[.E23]" office:value-type="float" office:value="994.897960875">
            <text:p>994.897960875</text:p>
          </table:table-cell>
          <table:table-cell table:formula="of:=ABS([.D19]-[.I19])" office:value-type="float" office:value="1.10203912499992">
            <text:p>1.102039125</text:p>
          </table:table-cell>
          <table:table-cell table:formula="of:=[.J19]/[.D19]*100" office:value-type="float" office:value="0.110646498493968">
            <text:p>0.1106464985</text:p>
          </table:table-cell>
          <table:table-cell table:number-columns-repeated="1013"/>
        </table:table-row>
        <table:table-row table:style-name="ro1">
          <table:table-cell office:value-type="string">
            <text:p>AVG</text:p>
          </table:table-cell>
          <table:table-cell table:formula="of:=AVERAGE([.B14:.B19])" office:value-type="float" office:value="2304">
            <text:p>2304</text:p>
          </table:table-cell>
          <table:table-cell office:value-type="float" office:value="120">
            <text:p>120</text:p>
          </table:table-cell>
          <table:table-cell table:formula="of:=[.B20]*[.C20]*0.001" office:value-type="float" office:value="276.48">
            <text:p>276.48</text:p>
          </table:table-cell>
          <table:table-cell table:formula="of:=AVERAGE([.E14:.E19])" office:value-type="float" office:value="1916">
            <text:p>1916</text:p>
          </table:table-cell>
          <table:table-cell table:formula="of:=[.E20]*[.E22]" office:value-type="float" office:value="276.48">
            <text:p>276.48</text:p>
          </table:table-cell>
          <table:table-cell table:formula="of:=ABS([.D20]-[.F20])" office:value-type="float" office:value="0">
            <text:p>0</text:p>
          </table:table-cell>
          <table:table-cell table:formula="of:=[.G20]/[.D20]*100" office:value-type="float" office:value="0">
            <text:p>0</text:p>
          </table:table-cell>
          <table:table-cell table:style-name="ce2" table:formula="of:=[.E20]*[.E23]" office:value-type="float" office:value="279.30029202">
            <text:p>279.30029202</text:p>
          </table:table-cell>
          <table:table-cell table:formula="of:=ABS([.D20]-[.I20])" office:value-type="float" office:value="2.82029202000001">
            <text:p>2.82029202</text:p>
          </table:table-cell>
          <table:table-cell table:formula="of:=[.J20]/[.D20]*100" office:value-type="float" office:value="1.0200708984375">
            <text:p>1.020070898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Avg. Slope</text:p>
          </table:table-cell>
          <table:table-cell table:formula="of:=[.D20]/[.E20]" office:value-type="float" office:value="0.144300626304802">
            <text:p>0.144300626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gression</text:p>
          </table:table-cell>
          <table:table-cell office:value-type="float" office:value="0.145772595">
            <text:p>0.145772595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A</text:p>
          </table:table-cell>
          <table:table-cell table:style-name="ce1" office:value-type="string">
            <text:p>V=120</text:p>
          </table:table-cell>
          <table:table-cell table:style-name="ce1" office:value-type="string">
            <text:p>Watts</text:p>
          </table:table-cell>
          <table:table-cell table:style-name="ce1" office:value-type="string">
            <text:p>Cts in W</text:p>
          </table:table-cell>
          <table:table-cell table:style-name="ce1" office:value-type="string">
            <text:p>W(ADE)</text:p>
          </table:table-cell>
          <table:table-cell table:style-name="ce1" office:value-type="string">
            <text:p>Error</text:p>
          </table:table-cell>
          <table:table-cell table:style-name="ce1" office:value-type="string">
            <text:p>PercentError</text:p>
          </table:table-cell>
          <table:table-cell table:style-name="ce1" office:value-type="string">
            <text:p>W(ADE) Reg</text:p>
          </table:table-cell>
          <table:table-cell table:style-name="ce1" office:value-type="string">
            <text:p>Error Reg</text:p>
          </table:table-cell>
          <table:table-cell table:style-name="ce1" office:value-type="string">
            <text:p>PercentErr Reg</text:p>
          </table:table-cell>
          <table:table-cell table:number-columns-repeated="1013"/>
        </table:table-row>
        <table:table-row table:style-name="ro1">
          <table:table-cell office:value-type="string">
            <text:p>LOAD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formula="of:=[.B28]*[.C28]*0.001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28]*[.E36]" office:value-type="float" office:value="0">
            <text:p>0</text:p>
          </table:table-cell>
          <table:table-cell table:formula="of:=ABS([.D28]-[.F28])" office:value-type="float" office:value="0">
            <text:p>0</text:p>
          </table:table-cell>
          <table:table-cell table:formula="of:=[.G28]/[.D28]*100" office:value-type="float" office:value="0">
            <text:p>#DIV/0!</text:p>
          </table:table-cell>
          <table:table-cell table:formula="of:=[.E28]*[.E37]" office:value-type="float" office:value="0">
            <text:p>0</text:p>
          </table:table-cell>
          <table:table-cell table:formula="of:=ABS([.D28]-[.I28])" office:value-type="float" office:value="0">
            <text:p>0</text:p>
          </table:table-cell>
          <table:table-cell table:formula="of:=[.J28]/[.D28]*100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LOAD</text:p>
          </table:table-cell>
          <table:table-cell office:value-type="float" office:value="121">
            <text:p>121</text:p>
          </table:table-cell>
          <table:table-cell office:value-type="float" office:value="120">
            <text:p>120</text:p>
          </table:table-cell>
          <table:table-cell table:formula="of:=[.B29]*[.C29]*0.001" office:value-type="float" office:value="14.52">
            <text:p>14.52</text:p>
          </table:table-cell>
          <table:table-cell office:value-type="float" office:value="94">
            <text:p>94</text:p>
          </table:table-cell>
          <table:table-cell table:formula="of:=[.E29]*[.E36]" office:value-type="float" office:value="13.0932776617954">
            <text:p>13.0932776618</text:p>
          </table:table-cell>
          <table:table-cell table:formula="of:=ABS([.D29]-[.F29])" office:value-type="float" office:value="1.42672233820459">
            <text:p>1.4267223382</text:p>
          </table:table-cell>
          <table:table-cell table:formula="of:=[.G29]/[.D29]*100" office:value-type="float" office:value="9.82591142014181">
            <text:p>9.8259114201</text:p>
          </table:table-cell>
          <table:table-cell table:formula="of:=[.E29]*[.E37]" office:value-type="float" office:value="13.70262393">
            <text:p>13.70262393</text:p>
          </table:table-cell>
          <table:table-cell table:formula="of:=ABS([.D29]-[.I29])" office:value-type="float" office:value="0.81737607">
            <text:p>0.81737607</text:p>
          </table:table-cell>
          <table:table-cell table:formula="of:=[.J29]/[.D29]*100" office:value-type="float" office:value="5.6293117768595">
            <text:p>5.6293117769</text:p>
          </table:table-cell>
          <table:table-cell table:number-columns-repeated="1013"/>
        </table:table-row>
        <table:table-row table:style-name="ro1">
          <table:table-cell office:value-type="string">
            <text:p>LOAD</text:p>
          </table:table-cell>
          <table:table-cell office:value-type="float" office:value="435">
            <text:p>435</text:p>
          </table:table-cell>
          <table:table-cell office:value-type="float" office:value="120">
            <text:p>120</text:p>
          </table:table-cell>
          <table:table-cell table:formula="of:=[.B30]*[.C30]*0.001" office:value-type="float" office:value="52.2">
            <text:p>52.2</text:p>
          </table:table-cell>
          <table:table-cell office:value-type="float" office:value="385">
            <text:p>385</text:p>
          </table:table-cell>
          <table:table-cell table:formula="of:=[.E30]*[.E36]" office:value-type="float" office:value="53.6267223382046">
            <text:p>53.6267223382</text:p>
          </table:table-cell>
          <table:table-cell table:formula="of:=ABS([.D30]-[.F30])" office:value-type="float" office:value="1.4267223382046">
            <text:p>1.4267223382</text:p>
          </table:table-cell>
          <table:table-cell table:formula="of:=[.G30]/[.D30]*100" office:value-type="float" office:value="2.73318455594751">
            <text:p>2.7331845559</text:p>
          </table:table-cell>
          <table:table-cell table:formula="of:=[.E30]*[.E37]" office:value-type="float" office:value="56.122449075">
            <text:p>56.122449075</text:p>
          </table:table-cell>
          <table:table-cell table:formula="of:=ABS([.D30]-[.I30])" office:value-type="float" office:value="3.922449075">
            <text:p>3.922449075</text:p>
          </table:table-cell>
          <table:table-cell table:formula="of:=[.J30]/[.D30]*100" office:value-type="float" office:value="7.51427025862068">
            <text:p>7.5142702586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table:formula="of:=AVERAGE([.B28:.B33])" office:value-type="float" office:value="185.333333333333">
            <text:p>185.3333333333</text:p>
          </table:table-cell>
          <table:table-cell office:value-type="float" office:value="120">
            <text:p>120</text:p>
          </table:table-cell>
          <table:table-cell table:formula="of:=[.B34]*[.C34]*0.001" office:value-type="float" office:value="22.24">
            <text:p>22.24</text:p>
          </table:table-cell>
          <table:table-cell table:formula="of:=AVERAGE([.E28:.E33])" office:value-type="float" office:value="159.666666666667">
            <text:p>159.6666666667</text:p>
          </table:table-cell>
          <table:table-cell table:formula="of:=[.E34]*[.E36]" office:value-type="float" office:value="22.24">
            <text:p>22.24</text:p>
          </table:table-cell>
          <table:table-cell table:formula="of:=ABS([.D34]-[.F34])" office:value-type="float" office:value="0">
            <text:p>0</text:p>
          </table:table-cell>
          <table:table-cell table:formula="of:=[.G34]/[.D34]*100" office:value-type="float" office:value="0">
            <text:p>0</text:p>
          </table:table-cell>
          <table:table-cell table:style-name="ce2" table:formula="of:=[.E34]*[.E37]" office:value-type="float" office:value="23.275024335">
            <text:p>23.275024335</text:p>
          </table:table-cell>
          <table:table-cell table:formula="of:=ABS([.D34]-[.I34])" office:value-type="float" office:value="1.035024335">
            <text:p>1.035024335</text:p>
          </table:table-cell>
          <table:table-cell table:formula="of:=[.J34]/[.D34]*100" office:value-type="float" office:value="4.65388639838128">
            <text:p>4.653886398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Avg. Slope</text:p>
          </table:table-cell>
          <table:table-cell table:formula="of:=[.D34]/[.E34]" office:value-type="float" office:value="0.139290187891441">
            <text:p>0.1392901879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gression</text:p>
          </table:table-cell>
          <table:table-cell office:value-type="float" office:value="0.145772595">
            <text:p>0.145772595</text:p>
          </table:table-cell>
          <table:table-cell table:number-columns-repeated="1019"/>
        </table:table-row>
      </table:table>
      <table:table table:name="Long Run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Loads</text:p>
          </table:table-cell>
          <table:table-cell office:value-type="string">
            <text:p>mV Scope W/100mV/A Probe 100Hz low pass Min</text:p>
          </table:table-cell>
          <table:table-cell office:value-type="string">
            <text:p>mV Scope W/100mV/A Probe 100Hz low pass Max</text:p>
          </table:table-cell>
          <table:table-cell office:value-type="string">
            <text:p>mA</text:p>
          </table:table-cell>
          <table:table-cell office:value-type="string">
            <text:p>ADE Cts, Min</text:p>
          </table:table-cell>
          <table:table-cell office:value-type="string">
            <text:p>ADE Cts, Max</text:p>
          </table:table-cell>
          <table:table-cell office:value-type="string">
            <text:p>W At 120V</text:p>
          </table:table-cell>
        </table:table-row>
        <table:table-row table:style-name="ro1">
          <table:table-cell office:value-type="string">
            <text:p>Coil Resistor</text:p>
          </table:table-cell>
          <table:table-cell office:value-type="float" office:value="12">
            <text:p>12</text:p>
          </table:table-cell>
          <table:table-cell office:value-type="float" office:value="12.7">
            <text:p>12.7</text:p>
          </table:table-cell>
          <table:table-cell table:formula="of:=[.C2]*10" office:value-type="float" office:value="127">
            <text:p>127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table:formula="of:=[.D2]*0.001*120" office:value-type="float" office:value="15.24">
            <text:p>15.24</text:p>
          </table:table-cell>
        </table:table-row>
        <table:table-row table:style-name="ro1">
          <table:table-cell office:value-type="string">
            <text:p>240VAC 250W bulb at 120V</text:p>
          </table:table-cell>
          <table:table-cell office:value-type="float" office:value="52.6">
            <text:p>52.6</text:p>
          </table:table-cell>
          <table:table-cell office:value-type="float" office:value="53.2">
            <text:p>53.2</text:p>
          </table:table-cell>
          <table:table-cell table:formula="of:=[.C3]*10" office:value-type="float" office:value="532">
            <text:p>532</text:p>
          </table:table-cell>
          <table:table-cell office:value-type="float" office:value="378">
            <text:p>378</text:p>
          </table:table-cell>
          <table:table-cell office:value-type="float" office:value="381">
            <text:p>381</text:p>
          </table:table-cell>
          <table:table-cell table:formula="of:=[.D3]*0.001*120" office:value-type="float" office:value="63.84">
            <text:p>63.84</text:p>
          </table:table-cell>
        </table:table-row>
        <table:table-row table:style-name="ro1">
          <table:table-cell office:value-type="string">
            <text:p>100W 120V Bulb</text:p>
          </table:table-cell>
          <table:table-cell office:value-type="float" office:value="60.6">
            <text:p>60.6</text:p>
          </table:table-cell>
          <table:table-cell office:value-type="float" office:value="61.1">
            <text:p>61.1</text:p>
          </table:table-cell>
          <table:table-cell table:formula="of:=[.C4]*10" office:value-type="float" office:value="611">
            <text:p>611</text:p>
          </table:table-cell>
          <table:table-cell office:value-type="float" office:value="433">
            <text:p>433</text:p>
          </table:table-cell>
          <table:table-cell office:value-type="float" office:value="435">
            <text:p>435</text:p>
          </table:table-cell>
          <table:table-cell table:formula="of:=[.D4]*0.001*120" office:value-type="float" office:value="73.32">
            <text:p>73.32</text:p>
          </table:table-cell>
        </table:table-row>
        <table:table-row table:style-name="ro1">
          <table:table-cell office:value-type="string">
            <text:p>500W toaster</text:p>
          </table:table-cell>
          <table:table-cell office:value-type="float" office:value="553">
            <text:p>553</text:p>
          </table:table-cell>
          <table:table-cell office:value-type="float" office:value="561">
            <text:p>561</text:p>
          </table:table-cell>
          <table:table-cell table:formula="of:=[.C5]*10" office:value-type="float" office:value="5610">
            <text:p>5610</text:p>
          </table:table-cell>
          <table:table-cell office:value-type="float" office:value="3837">
            <text:p>3837</text:p>
          </table:table-cell>
          <table:table-cell office:value-type="float" office:value="3891">
            <text:p>3891</text:p>
          </table:table-cell>
          <table:table-cell table:formula="of:=[.D5]*0.001*120" office:value-type="float" office:value="673.2">
            <text:p>673.2</text:p>
          </table:table-cell>
        </table:table-row>
        <table:table-row table:style-name="ro1">
          <table:table-cell office:value-type="string">
            <text:p>1kw toaster</text:p>
          </table:table-cell>
          <table:table-cell office:value-type="float" office:value="1010">
            <text:p>1010</text:p>
          </table:table-cell>
          <table:table-cell office:value-type="float" office:value="1030">
            <text:p>1030</text:p>
          </table:table-cell>
          <table:table-cell table:formula="of:=[.C6]*10" office:value-type="float" office:value="10300">
            <text:p>10300</text:p>
          </table:table-cell>
          <table:table-cell office:value-type="float" office:value="7068">
            <text:p>7068</text:p>
          </table:table-cell>
          <table:table-cell office:value-type="float" office:value="7097">
            <text:p>7097</text:p>
          </table:table-cell>
          <table:table-cell table:formula="of:=[.D6]*0.001*120" office:value-type="float" office:value="1236">
            <text:p>1236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9">04/19/2012</text:date>, <text:time>23:5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9T18:29:22</meta:creation-date>
    <dc:date>2012-04-19T23:47:35</dc:date>
    <meta:editing-duration>PT4H50M23S</meta:editing-duration>
    <meta:editing-cycles>49</meta:editing-cycles>
    <meta:generator>LibreOffice/3.4$Linux LibreOffice_project/340m1$Build-402</meta:generator>
    <meta:document-statistic meta:table-count="3" meta:cell-count="2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577cm" svg:height="8.999cm" xlink:href=".." xlink:type="simple" chart:class="chart:scatter" chart:style-name="ch1">
        <chart:title svg:x="5.713cm" svg:y="0.315cm" chart:style-name="ch2">
          <text:p>W vs. Cts</text:p>
        </chart:title>
        <chart:plot-area chart:style-name="ch3" table:cell-range-address="'Several Point calibration'.D14:'Several Point calibration'.E16" svg:x="0.645cm" svg:y="0.85cm" svg:width="11.963cm" svg:height="7.54cm">
          <chartooo:coordinate-region svg:x="1.452cm" svg:y="1.049cm" svg:width="10.97cm" svg:height="6.694cm"/>
          <chart:axis chart:dimension="x" chart:name="primary-x" chart:style-name="ch4">
            <chart:title svg:x="6.423cm" svg:y="8.439cm" chart:style-name="ch5">
              <text:p>W</text:p>
            </chart:title>
          </chart:axis>
          <chart:axis chart:dimension="y" chart:name="primary-y" chart:style-name="ch4">
            <chart:title svg:x="0cm" svg:y="4.915cm" chart:style-name="ch6">
              <text:p>Cts</text:p>
            </chart:title>
            <chart:grid chart:style-name="ch7" chart:class="major"/>
          </chart:axis>
          <chart:series chart:style-name="ch8" chart:values-cell-range-address="'Several Point calibration'.E14:'Several Point calibration'.E16" chart:class="chart:scatter">
            <chart:domain table:cell-range-address="'Several Point calibration'.D14:'Several Point calibration'.D16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everal Point calibration'.D14:'Several Point calibration'.D16</svg:desc>
                </draw:g>
              </table:table-cell>
              <table:table-cell office:value-type="float" office:value="0">
                <text:p>0</text:p>
                <draw:g>
                  <svg:desc>'Several Point calibration'.E14:'Several Point calibration'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52">
                <text:p>14.5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.2">
                <text:p>52.2</text:p>
              </table:table-cell>
              <table:table-cell office:value-type="float" office:value="385">
                <text:p>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